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2.92805555555556cm" style:use-optimal-column-width="true"/>
    </style:style>
    <style:style style:name="co2" style:family="table-column">
      <style:table-column-properties fo:break-before="auto" style:column-width="3.29847222222222cm" style:use-optimal-column-width="true"/>
    </style:style>
    <style:style style:name="co3" style:family="table-column">
      <style:table-column-properties fo:break-before="auto" style:column-width="13.7054166666667cm" style:use-optimal-column-width="true"/>
    </style:style>
    <style:style style:name="co4" style:family="table-column">
      <style:table-column-properties fo:break-before="auto" style:column-width="49.6005555555556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timestamp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user comment</text:p>
          </table:table-cell>
          <table:table-cell office:value-type="string" table:style-name="ce1">
            <text:p>function message</text:p>
          </table:table-cell>
          <table:table-cell table:number-columns-repeated="16380"/>
        </table:table-row>
        <table:table-row table:style-name="ro1">
          <table:table-cell office:value-type="date" office:date-value="2024-02-25T07:19:19" table:style-name="ce2">
            <text:p>25/02/2024 07.19</text:p>
          </table:table-cell>
          <table:table-cell office:value-type="string" table:style-name="ce1">
            <text:p>importeems</text:p>
          </table:table-cell>
          <table:table-cell table:style-name="ce1"/>
          <table:table-cell office:value-type="string" table:style-name="ce1">
            <text:p>created dataset</text:p>
          </table:table-cell>
          <table:table-cell table:number-columns-repeated="16380"/>
        </table:table-row>
        <table:table-row table:style-name="ro1">
          <table:table-cell office:value-type="date" office:date-value="2024-02-25T07:19:24" table:style-name="ce2">
            <text:p>25/02/2024 07.19</text:p>
          </table:table-cell>
          <table:table-cell office:value-type="string" table:style-name="ce1">
            <text:p>alignsamples</text:p>
          </table:table-cell>
          <table:table-cell office:value-type="string" table:style-name="ce1">
            <text:p>transferred absorbance to the sample EEM dataset</text:p>
          </table:table-cell>
          <table:table-cell office:value-type="string" table:style-name="ce1">
            <text:p>removed 1 samples with the previous .i: 10</text:p>
          </table:table-cell>
          <table:table-cell table:number-columns-repeated="16380"/>
        </table:table-row>
        <table:table-row table:style-name="ro1">
          <table:table-cell office:value-type="date" office:date-value="2024-02-25T07:19:24" table:style-name="ce2">
            <text:p>25/02/2024 07.19</text:p>
          </table:table-cell>
          <table:table-cell office:value-type="string" table:style-name="ce1">
            <text:p>processabsorbance</text:p>
          </table:table-cell>
          <table:table-cell office:value-type="string" table:style-name="ce1">
            <text:p>main issue addressed was the absorbance baseline offset</text:p>
          </table:table-cell>
          <table:table-cell office:value-type="string" table:style-name="ce1">
            <text:p>baseWave = 590, correctBase = true, extrapolate = true, extrapolate = false</text:p>
          </table:table-cell>
          <table:table-cell table:number-columns-repeated="16380"/>
        </table:table-row>
        <table:table-row table:style-name="ro1">
          <table:table-cell office:value-type="date" office:date-value="2024-02-25T07:19:24" table:style-name="ce2">
            <text:p>25/02/2024 07.19</text:p>
          </table:table-cell>
          <table:table-cell office:value-type="string" table:style-name="ce1">
            <text:p>rmemission</text:p>
          </table:table-cell>
          <table:table-cell table:style-name="ce1"/>
          <table:table-cell office:value-type="string" table:style-name="ce1">
            <text:p>deleted emission wavelengths 211.124 <text:s text:c="6"/>212.698 <text:s text:c="6"/>214.273 <text:s text:c="6"/>215.848 <text:s text:c="6"/>217.424 <text:s text:c="6"/>219.001 <text:s text:c="6"/>220.579 <text:s text:c="6"/>222.157 <text:s text:c="6"/>223.736 <text:s text:c="6"/>225.315 <text:s text:c="6"/>226.896 <text:s text:c="6"/>228.477 <text:s text:c="6"/>230.058 <text:s text:c="6"/>231.641 <text:s text:c="6"/>233.224 <text:s text:c="6"/>234.808 <text:s text:c="6"/>236.392 <text:s text:c="6"/>237.977 <text:s text:c="6"/>239.563 <text:s text:c="6"/>620.147</text:p>
          </table:table-cell>
          <table:table-cell table:number-columns-repeated="16380"/>
        </table:table-row>
        <table:table-row table:style-name="ro1">
          <table:table-cell office:value-type="date" office:date-value="2024-02-25T07:19:24" table:style-name="ce2">
            <text:p>25/02/2024 07.19</text:p>
          </table:table-cell>
          <table:table-cell office:value-type="string" table:style-name="ce1">
            <text:p>ifecorrection</text:p>
          </table:table-cell>
          <table:table-cell office:value-type="string" table:style-name="ce1">
            <text:p>minor IFEs, but decided to correct.</text:p>
          </table:table-cell>
          <table:table-cell office:value-type="string" table:style-name="ce1">
            <text:p>Abs-based IFE correction applied. CDOM and FDOM coverage different (subdataset applied).<text:s/></text:p>
          </table:table-cell>
          <table:table-cell table:number-columns-repeated="16380"/>
        </table:table-row>
        <table:table-row table:style-name="ro1">
          <table:table-cell office:value-type="date" office:date-value="2024-02-25T07:19:24" table:style-name="ce2">
            <text:p>25/02/2024 07.19</text:p>
          </table:table-cell>
          <table:table-cell office:value-type="string" table:style-name="ce1">
            <text:p>subtractblanks</text:p>
          </table:table-cell>
          <table:table-cell office:value-type="string" table:style-name="ce1">
            <text:p>Blanks looked fine (no sign of fluorescence). Raman scatter almost gone.</text:p>
          </table:table-cell>
          <table:table-cell office:value-type="string" table:style-name="ce1">
            <text:p>Blanks successfully subtracted</text:p>
          </table:table-cell>
          <table:table-cell table:number-columns-repeated="16380"/>
        </table:table-row>
        <table:table-row table:style-name="ro1">
          <table:table-cell office:value-type="date" office:date-value="2024-02-25T07:19:25" table:style-name="ce2">
            <text:p>25/02/2024 07.19</text:p>
          </table:table-cell>
          <table:table-cell office:value-type="string" table:style-name="ce1">
            <text:p>ramancalibration</text:p>
          </table:table-cell>
          <table:table-cell office:value-type="string" table:style-name="ce1">
            <text:p>Calibration Raman scans looked good, integration parameters worked well.</text:p>
          </table:table-cell>
          <table:table-cell office:value-type="string" table:style-name="ce1">
            <text:p>Raman Units</text:p>
          </table:table-cell>
          <table:table-cell table:number-columns-repeated="16380"/>
        </table:table-row>
        <table:table-row table:style-name="ro1">
          <table:table-cell office:value-type="date" office:date-value="2024-02-25T07:19:25" table:style-name="ce2">
            <text:p>25/02/2024 07.19</text:p>
          </table:table-cell>
          <table:table-cell office:value-type="string" table:style-name="ce1">
            <text:p>handlescatter</text:p>
          </table:table-cell>
          <table:table-cell office:value-type="string" table:style-name="ce1">
            <text:p>First try of cutting scatter. Seems to work ok.</text:p>
          </table:table-cell>
          <table:table-cell office:value-type="string" table:style-name="ce1">
            <text:p>scatter treated</text:p>
          </table:table-cell>
          <table:table-cell table:number-columns-repeated="16380"/>
        </table:table-row>
        <table:table-row table:style-name="ro1">
          <table:table-cell office:value-type="date" office:date-value="2024-02-25T07:19:25" table:style-name="ce2">
            <text:p>25/02/2024 07.19</text:p>
          </table:table-cell>
          <table:table-cell office:value-type="string" table:style-name="ce1">
            <text:p>rmemission</text:p>
          </table:table-cell>
          <table:table-cell table:style-name="ce1"/>
          <table:table-cell office:value-type="string" table:style-name="ce1">
            <text:p>deleted emission wavelengths 241.15 <text:s text:c="6"/>242.737 <text:s text:c="6"/>244.325 <text:s text:c="6"/>245.913 <text:s text:c="6"/>247.503 <text:s text:c="6"/>249.093 <text:s text:c="6"/>250.683 <text:s text:c="6"/>252.274 <text:s text:c="6"/>253.866 <text:s text:c="6"/>255.459 <text:s text:c="6"/>257.052 <text:s text:c="6"/>258.646 <text:s text:c="6"/>260.241 <text:s text:c="6"/>261.836 <text:s text:c="6"/>263.432 <text:s text:c="6"/>265.028 <text:s text:c="6"/>266.625 <text:s text:c="6"/>268.223 <text:s text:c="6"/>269.822 <text:s text:c="6"/>271.421 <text:s text:c="6"/>273.021 <text:s text:c="6"/>274.621 <text:s text:c="6"/>276.222 <text:s text:c="6"/>277.824 <text:s text:c="6"/>279.426 <text:s text:c="6"/>281.029 <text:s text:c="6"/>282.633 <text:s text:c="6"/>284.237 <text:s text:c="6"/>285.842 <text:s text:c="6"/>287.448 <text:s text:c="6"/>289.054 <text:s text:c="6"/>290.661 <text:s text:c="6"/>292.268 <text:s text:c="6"/>293.876 <text:s text:c="6"/>295.485 <text:s text:c="6"/>297.094 <text:s text:c="6"/>298.704 <text:s text:c="6"/>300.315 <text:s text:c="6"/>301.926 <text:s text:c="6"/>303.538 <text:s text:c="7"/>305.15 <text:s text:c="6"/>306.763 <text:s text:c="6"/>308.377 <text:s text:c="6"/>309.991 <text:s text:c="6"/>601.581 <text:s text:c="6"/>603.268 <text:s text:c="6"/>604.955 <text:s text:c="6"/>606.643 <text:s text:c="7"/>608.33 <text:s text:c="6"/>610.018 <text:s text:c="6"/>611.705 <text:s text:c="6"/>613.394 <text:s text:c="6"/>615.082 <text:s text:c="7"/>616.77 <text:s text:c="6"/>618.459</text:p>
          </table:table-cell>
          <table:table-cell table:number-columns-repeated="16380"/>
        </table:table-row>
        <table:table-row table:style-name="ro1">
          <table:table-cell office:value-type="date" office:date-value="2024-02-25T07:19:25" table:style-name="ce2">
            <text:p>25/02/2024 07.19</text:p>
          </table:table-cell>
          <table:table-cell office:value-type="string" table:style-name="ce1">
            <text:p>rmexcitation</text:p>
          </table:table-cell>
          <table:table-cell office:value-type="string" table:style-name="ce1">
            <text:p>Trimmed the edges of the EEM to focus on sensible areas</text:p>
          </table:table-cell>
          <table:table-cell office:value-type="string" table:style-name="ce1">
            <text:p>deleted excitation wavelengths 505 <text:s/>510 <text:s/>515 <text:s/>520 <text:s/>525 <text:s/>530 <text:s/>535 <text:s/>540 <text:s/>545 <text:s/>550 <text:s/>555 <text:s/>560 <text:s/>565 <text:s/>570 <text:s/>575 <text:s/>580 <text:s/>585 <text:s/>590 <text:s/>595 <text:s/>600</text:p>
          </table:table-cell>
          <table:table-cell table:number-columns-repeated="16380"/>
        </table:table-row>
        <table:table-row table:style-name="ro1">
          <table:table-cell office:value-type="date" office:date-value="2024-02-25T07:19:25" table:style-name="ce2">
            <text:p>25/02/2024 07.19</text:p>
          </table:table-cell>
          <table:table-cell office:value-type="string" table:style-name="ce1">
            <text:p>zapnoise</text:p>
          </table:table-cell>
          <table:table-cell office:value-type="string" table:style-name="ce1">
            <text:p>Demonstration of the zapnoise function</text:p>
          </table:table-cell>
          <table:table-cell office:value-type="string" table:style-name="ce1">
            <text:p>SampleIdent = 1; <text:s/>EmRange = 1 <text:s text:c="2"/>2 <text:s text:c="2"/>3 <text:s text:c="2"/>4 <text:s text:c="2"/>5 <text:s text:c="2"/>6 <text:s text:c="2"/>7 <text:s text:c="2"/>8 <text:s text:c="2"/>9 <text:s/>10 <text:s/>11 <text:s/>12 <text:s/>13; <text:s/>ExRange = 1</text:p>
          </table:table-cell>
          <table:table-cell table:number-columns-repeated="16380"/>
        </table:table-row>
        <table:table-row table:style-name="ro1">
          <table:table-cell office:value-type="date" office:date-value="2024-02-25T07:19:25" table:style-name="ce2">
            <text:p>25/02/2024 07.19</text:p>
          </table:table-cell>
          <table:table-cell office:value-type="string" table:style-name="ce1">
            <text:p>scalesamples</text:p>
          </table:table-cell>
          <table:table-cell office:value-type="string" table:style-name="ce1">
            <text:p>Scaling of EEMs since main factor is estuarine mixing.</text:p>
          </table:table-cell>
          <table:table-cell office:value-type="string" table:style-name="ce1">
            <text:p>scaling applied nth root of std, n = 1.7</text:p>
          </table:table-cell>
          <table:table-cell table:number-columns-repeated="16380"/>
        </table:table-row>
        <table:table-row table:style-name="ro1">
          <table:table-cell office:value-type="date" office:date-value="2024-02-25T07:19:25" table:style-name="ce2">
            <text:p>25/02/2024 07.19</text:p>
          </table:table-cell>
          <table:table-cell office:value-type="string" table:style-name="ce1">
            <text:p>rmsamples</text:p>
          </table:table-cell>
          <table:table-cell office:value-type="string" table:style-name="ce1">
            <text:p>Demonstration that deleting samples will also delete unscaled samples in the backup.</text:p>
          </table:table-cell>
          <table:table-cell office:value-type="string" table:style-name="ce1">
            <text:p>deleted samples CAMAS01</text:p>
          </table:table-cell>
          <table:table-cell table:number-columns-repeated="16380"/>
        </table:table-row>
        <table:table-row table:style-name="ro1">
          <table:table-cell office:value-type="date" office:date-value="2024-02-25T07:19:35" table:style-name="ce2">
            <text:p>25/02/2024 07.19</text:p>
          </table:table-cell>
          <table:table-cell office:value-type="string" table:style-name="ce1">
            <text:p>fitparafac</text:p>
          </table:table-cell>
          <table:table-cell office:value-type="string" table:style-name="ce1">
            <text:p>Deleted short excitation due to noisyness.</text:p>
          </table:table-cell>
          <table:table-cell office:value-type="string" table:style-name="ce1">
            <text:p>fit parafac models</text:p>
          </table:table-cell>
          <table:table-cell table:number-columns-repeated="16380"/>
        </table:table-row>
        <table:table-row table:style-name="ro1">
          <table:table-cell office:value-type="date" office:date-value="2024-02-25T07:20:14" table:style-name="ce2">
            <text:p>25/02/2024 07.20</text:p>
          </table:table-cell>
          <table:table-cell office:value-type="string" table:style-name="ce1">
            <text:p>fitparafac</text:p>
          </table:table-cell>
          <table:table-cell office:value-type="string" table:style-name="ce1">
            <text:p>Models loook fine for demo purpose.</text:p>
          </table:table-cell>
          <table:table-cell office:value-type="string" table:style-name="ce1">
            <text:p>fit parafac models</text:p>
          </table:table-cell>
          <table:table-cell table:number-columns-repeated="16380"/>
        </table:table-row>
        <table:table-row table:style-name="ro1">
          <table:table-cell office:value-type="date" office:date-value="2024-02-25T07:20:17" table:style-name="ce2">
            <text:p>25/02/2024 07.20</text:p>
          </table:table-cell>
          <table:table-cell office:value-type="string" table:style-name="ce1">
            <text:p>splitdataset</text:p>
          </table:table-cell>
          <table:table-cell office:value-type="string" table:style-name="ce1">
            <text:p>First try at splitting. Let's see if this works.</text:p>
          </table:table-cell>
          <table:table-cell office:value-type="string" table:style-name="ce1">
            <text:p>splits of dataset created</text:p>
          </table:table-cell>
          <table:table-cell table:number-columns-repeated="16380"/>
        </table:table-row>
        <table:table-row table:style-name="ro1">
          <table:table-cell office:value-type="date" office:date-value="2024-02-25T07:21:10" table:style-name="ce2">
            <text:p>25/02/2024 07.21</text:p>
          </table:table-cell>
          <table:table-cell office:value-type="string" table:style-name="ce1">
            <text:p>fitparafac</text:p>
          </table:table-cell>
          <table:table-cell office:value-type="string" table:style-name="ce1">
            <text:p>Models in all the splits (the overall model is there already).</text:p>
          </table:table-cell>
          <table:table-cell office:value-type="string" table:style-name="ce1">
            <text:p>fit parafac models</text:p>
          </table:table-cell>
          <table:table-cell table:number-columns-repeated="16380"/>
        </table:table-row>
        <table:table-row table:style-name="ro1">
          <table:table-cell office:value-type="date" office:date-value="2024-02-25T07:21:12" table:style-name="ce2">
            <text:p>25/02/2024 07.21</text:p>
          </table:table-cell>
          <table:table-cell office:value-type="string" table:style-name="ce1">
            <text:p>splitvalidation</text:p>
          </table:table-cell>
          <table:table-cell office:value-type="string" table:style-name="ce1">
            <text:p>Validation successful!</text:p>
          </table:table-cell>
          <table:table-cell office:value-type="string" table:style-name="ce1">
            <text:p>Successful validation!</text:p>
          </table:table-cell>
          <table:table-cell table:number-columns-repeated="16380"/>
        </table:table-row>
        <table:table-row table:style-name="ro1">
          <table:table-cell office:value-type="date" office:date-value="2024-02-25T07:21:12" table:style-name="ce2">
            <text:p>25/02/2024 07.21</text:p>
          </table:table-cell>
          <table:table-cell office:value-type="string" table:style-name="ce1">
            <text:p>scalesamples</text:p>
          </table:table-cell>
          <table:table-cell office:value-type="string" table:style-name="ce1">
            <text:p>Reversed the scaling for export.</text:p>
          </table:table-cell>
          <table:table-cell office:value-type="string" table:style-name="ce1">
            <text:p>scaling reversed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.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Urban Wünsch</meta:initial-creator>
    <dc:creator>Urban Wünsch</dc:creator>
    <meta:creation-date>2024-02-25T06:27:01Z</meta:creation-date>
    <dc:date>2024-02-25T06:27:02Z</dc:date>
  </office:meta>
</office:document-meta>
</file>